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Lato" svg:font-family="Lato, sans-serif"/>
    <style:font-face style:name="Open Sans" svg:font-family="'Open Sans'"/>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39c65" officeooo:paragraph-rsid="00139c65" style:font-weight-asian="normal" style:font-weight-complex="normal"/>
    </style:style>
    <style:style style:name="P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880c" officeooo:paragraph-rsid="001b880c" style:font-weight-asian="normal" style:font-weight-complex="normal"/>
    </style:style>
    <style:style style:name="P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cb220" officeooo:paragraph-rsid="001cb220" style:font-weight-asian="normal" style:font-weight-complex="normal"/>
    </style:style>
    <style:style style:name="P4"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d61fe" officeooo:paragraph-rsid="001d61fe" style:font-weight-asian="normal" style:font-weight-complex="normal"/>
    </style:style>
    <style:style style:name="P5"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paragraph-rsid="0019c560"/>
    </style:style>
    <style:style style:name="P6"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paragraph-rsid="001d61fe"/>
    </style:style>
    <style:style style:name="P7"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fo:padding="0in" fo:border="none" style:writing-mode="lr-tb"/>
      <style:text-properties fo:font-variant="normal" fo:text-transform="none" fo:font-size="20pt" fo:letter-spacing="normal" fo:font-style="normal" fo:font-weight="bold" officeooo:rsid="00139c65" officeooo:paragraph-rsid="00139c65" style:font-size-asian="20pt" style:font-weight-asian="bold" style:font-size-complex="20pt" style:font-weight-complex="bold"/>
    </style:style>
    <style:style style:name="P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normal" style:font-size-asian="12pt" style:font-weight-asian="bold" style:font-size-complex="12pt" style:font-weight-complex="bold"/>
    </style:style>
    <style:style style:name="P1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monospace" fo:font-size="7.5pt" fo:letter-spacing="normal" fo:font-style="normal" fo:font-weight="normal" style:font-weight-asian="bold" style:font-weight-complex="bold"/>
    </style:style>
    <style:style style:name="P1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monospace" fo:font-size="7.5pt" fo:letter-spacing="normal" fo:font-style="normal" fo:font-weight="normal" style:font-size-asian="12pt" style:font-weight-asian="bold" style:font-size-complex="12pt" style:font-weight-complex="bold"/>
    </style:style>
    <style:style style:name="P12"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116644" style:font-name="Liberation Serif" fo:font-size="12pt" fo:letter-spacing="normal" fo:font-style="normal" fo:font-weight="normal" style:font-size-asian="12pt" style:font-weight-asian="bold" style:font-size-complex="12pt" style:font-weight-complex="bold"/>
    </style:style>
    <style:style style:name="P13"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officeooo:paragraph-rsid="001e1050"/>
    </style:style>
    <style:style style:name="P14" style:family="paragraph" style:parent-style-name="Preformatted_20_Text">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P15"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6" style:family="paragraph" style:parent-style-name="Text_20_body">
      <style:paragraph-properties fo:margin-left="0in" fo:margin-right="0in" fo:margin-top="0in" fo:margin-bottom="0in" loext:contextual-spacing="false" style:line-height-at-least="0.3126in" fo:orphans="2" fo:widows="2" fo:text-indent="0in"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Liberation Serif" fo:font-size="12pt" officeooo:paragraph-rsid="001f0756"/>
    </style:style>
    <style:style style:name="P18"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normal" officeooo:rsid="001b880c" officeooo:paragraph-rsid="0019c560" style:font-weight-asian="normal" style:font-weight-complex="normal"/>
    </style:style>
    <style:style style:name="P19"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letter-spacing="normal" fo:font-style="normal" fo:font-weight="bold" style:font-weight-asian="bold" style:font-weight-complex="bold"/>
    </style:style>
    <style:style style:name="P20"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404041" style:font-name="Liberation Serif" fo:font-size="12pt" fo:letter-spacing="normal" fo:font-style="normal" fo:font-weight="normal" officeooo:rsid="0019c560" officeooo:paragraph-rsid="0019c560" style:font-size-asian="12pt" style:font-weight-asian="normal" style:font-size-complex="12pt" style:font-weight-complex="normal"/>
    </style:style>
    <style:style style:name="P21" style:family="paragraph" style:parent-style-name="Text_20_body">
      <style:paragraph-properties fo:margin-left="0in" fo:margin-right="0in" fo:margin-top="0in" fo:margin-bottom="0in" loext:contextual-spacing="false" fo:line-height="100%" fo:orphans="2" fo:widows="2" fo:text-indent="0in" style:auto-text-indent="false" fo:padding="0in" fo:border="none" style:writing-mode="lr-tb"/>
      <style:text-properties fo:font-variant="normal" fo:text-transform="none" fo:color="#303030" style:font-name="Liberation Serif" fo:font-size="12pt" fo:letter-spacing="normal" fo:font-style="normal" fo:font-weight="normal" officeooo:paragraph-rsid="001d61fe"/>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2pt" fo:letter-spacing="normal" fo:font-style="normal" fo:font-weight="normal"/>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2pt" fo:letter-spacing="normal" fo:font-style="normal" fo:font-weight="normal" officeooo:rsid="001f0756" officeooo:paragraph-rsid="001f0756"/>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03030" style:font-name="Liberation Serif" fo:font-size="12pt" fo:letter-spacing="normal" fo:font-style="normal" fo:font-weight="normal" officeooo:rsid="001f0756" officeooo:paragraph-rsid="001f0756" style:font-size-asian="12pt" style:font-size-complex="12pt"/>
    </style:style>
    <style:style style:name="T1" style:family="text">
      <style:text-properties fo:font-variant="normal" fo:text-transform="none" fo:color="#101094" style:font-name="inherit" fo:font-size="9.75pt" fo:letter-spacing="normal" fo:font-style="normal" fo:font-weight="normal" fo:background-color="#eff0f1" loext:char-shading-value="0" loext:padding="0in" loext:border="none"/>
    </style:style>
    <style:style style:name="T2"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3"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4" style:family="text">
      <style:text-properties fo:font-variant="normal" fo:text-transform="none" fo:color="#303336" fo:letter-spacing="normal" fo:background-color="#eff0f1" loext:char-shading-value="0" loext:padding="0in" loext:border="none"/>
    </style:style>
    <style:style style:name="T5"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T6" style:family="text">
      <style:text-properties fo:font-variant="normal" fo:text-transform="none" fo:color="#303030" style:font-name="Liberation Serif" fo:font-size="12pt" fo:letter-spacing="normal" fo:font-style="normal" fo:font-weight="normal"/>
    </style:style>
    <style:style style:name="T7" style:family="text">
      <style:text-properties fo:font-variant="normal" fo:text-transform="none" fo:color="#303030" style:font-name="Liberation Serif" fo:font-size="12pt" fo:letter-spacing="normal" fo:font-style="normal" fo:font-weight="normal" officeooo:rsid="001e1050"/>
    </style:style>
    <style:style style:name="T8" style:family="text">
      <style:text-properties fo:font-variant="normal" fo:text-transform="none" fo:color="#303030" fo:letter-spacing="normal" fo:font-style="normal" fo:font-weight="normal" officeooo:rsid="001f0756" style:font-size-asian="12pt" style:font-size-complex="12pt"/>
    </style:style>
    <style:style style:name="T9" style:family="text">
      <style:text-properties fo:font-variant="normal" fo:text-transform="none" fo:color="#303030" style:font-name="Lato" fo:font-size="13.5pt" fo:letter-spacing="normal" fo:font-style="normal" fo:font-weight="normal" officeooo:rsid="001f0756" style:font-size-asian="12pt" style:font-size-complex="12pt"/>
    </style:style>
    <style:style style:name="T10" style:family="text">
      <style:text-properties fo:font-variant="normal" fo:text-transform="none" fo:color="#333333" fo:letter-spacing="normal" fo:font-style="normal" fo:font-weight="normal" officeooo:rsid="001f0756" style:font-size-asian="12pt" style:font-size-complex="12pt"/>
    </style:style>
    <style:style style:name="T11" style:family="text">
      <style:text-properties fo:color="#116644" style:font-name="monospace" fo:font-size="7.5pt" fo:font-weight="normal" officeooo:rsid="0015e55d" fo:background-color="#eff0f1" loext:char-shading-value="0" loext:padding="0in" loext:border="none"/>
    </style:style>
    <style:style style:name="T12" style:family="text">
      <style:text-properties fo:color="#101094" style:font-name="inherit" fo:font-size="9.75pt" fo:font-weight="normal" fo:background-color="#eff0f1" loext:char-shading-value="0" loext:padding="0in" loext:border="none"/>
    </style:style>
    <style:style style:name="T13" style:family="text">
      <style:text-properties fo:color="#303336" style:font-name="Consolas" fo:font-size="9.75pt" fo:font-weight="normal" fo:background-color="#eff0f1" loext:char-shading-value="0" loext:padding="0in" loext:border="none"/>
    </style:style>
    <style:style style:name="T14" style:family="text">
      <style:text-properties fo:color="#303336" style:font-name="inherit" fo:font-size="9.75pt" fo:font-weight="normal" fo:background-color="#eff0f1" loext:char-shading-value="0" loext:padding="0in" loext:border="none"/>
    </style:style>
    <style:style style:name="T15" style:family="text">
      <style:text-properties fo:color="#7d2727" style:font-name="inherit" fo:font-size="9.75pt" fo:font-weight="normal" fo:background-color="#eff0f1" loext:char-shading-value="0" loext:padding="0in" loext:border="none"/>
    </style:style>
    <style:style style:name="T16" style:family="text">
      <style:text-properties fo:color="#404041" style:font-name="Liberation Serif" fo:font-size="12pt" officeooo:rsid="001b880c" style:font-size-asian="12pt" style:font-weight-asian="normal" style:font-size-complex="12pt" style:font-weight-complex="normal"/>
    </style:style>
    <style:style style:name="T17" style:family="text">
      <style:text-properties officeooo:rsid="0019c560" style:font-weight-asian="normal" style:font-weight-complex="normal"/>
    </style:style>
    <style:style style:name="T18" style:family="text">
      <style:text-properties officeooo:rsid="001b880c" style:font-weight-asian="normal" style:font-weight-complex="normal"/>
    </style:style>
    <style:style style:name="T19" style:family="text">
      <style:text-properties officeooo:rsid="001d61fe" style:font-weight-asian="normal" style:font-weight-complex="normal"/>
    </style:style>
    <style:style style:name="T20" style:family="text">
      <style:text-properties officeooo:rsid="001e1050" style:font-weight-asian="normal" style:font-weight-complex="normal"/>
    </style:style>
    <style:style style:name="T21" style:family="text">
      <style:text-properties officeooo:rsid="001cb220"/>
    </style:style>
    <style:style style:name="T22" style:family="text">
      <style:text-properties officeooo:rsid="001d61fe"/>
    </style:style>
    <style:style style:name="T23" style:family="text">
      <style:text-properties officeooo:rsid="001e1050"/>
    </style:style>
    <style:style style:name="T24" style:family="text">
      <style:text-properties fo:color="#303030" style:font-name="Liberation Serif" fo:font-size="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QUESTION 04</text:p>
      <text:p text:style-name="P7"/>
      <text:p text:style-name="P9">Query all product name for store English level </text:p>
      <text:p text:style-name="P10"/>
      <text:p text:style-name="P10"/>
      <text:p text:style-name="P10"/>
      <text:p text:style-name="P10"/>
      <text:p text:style-name="P12">Query all customer name, customer address </text:p>
      <text:p text:style-name="P14"><text:span text:style-name="Source_20_Text"><text:span text:style-name="T11">s</text:span></text:span><text:span text:style-name="Source_20_Text"><text:span text:style-name="T12">elect</text:span></text:span><text:span text:style-name="Source_20_Text"><text:span text:style-name="T13"> </text:span></text:span><text:span text:style-name="Source_20_Text"><text:span text:style-name="T14">ce.entity_id,</text:span></text:span><text:span text:style-name="Source_20_Text"><text:span text:style-name="T13"> </text:span></text:span><text:span text:style-name="Source_20_Text"><text:span text:style-name="T14">concat(cevf.value,</text:span></text:span><text:span text:style-name="Source_20_Text"><text:span text:style-name="T13"> </text:span></text:span><text:span text:style-name="Source_20_Text"><text:span text:style-name="T15">' '</text:span></text:span><text:span text:style-name="Source_20_Text"><text:span text:style-name="T14">,</text:span></text:span><text:span text:style-name="Source_20_Text"><text:span text:style-name="T13"> </text:span></text:span><text:span text:style-name="Source_20_Text"><text:span text:style-name="T14">cevl.value)</text:span></text:span><text:span text:style-name="Source_20_Text"><text:span text:style-name="T13"> </text:span></text:span><text:span text:style-name="Source_20_Text"><text:span text:style-name="T14">fullname,</text:span></text:span><text:span text:style-name="Source_20_Text"><text:span text:style-name="T13"> </text:span></text:span><text:span text:style-name="Source_20_Text"><text:span text:style-name="T14">ce.email</text:span></text:span></text:p>
      <text:p text:style-name="P15"><text:span text:style-name="Source_20_Text"><text:span text:style-name="T1">from</text:span></text:span><text:span text:style-name="Source_20_Text"><text:span text:style-name="T2"> </text:span></text:span><text:span text:style-name="Source_20_Text"><text:span text:style-name="T3">customer_entity ce</text:span></text:span></text:p>
      <text:p text:style-name="P1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customer_entity_varchar cevf</text:span></text:span></text:p>
      <text:p text:style-name="P1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ce.entity_id =</text:span></text:span><text:span text:style-name="Source_20_Text"><text:span text:style-name="T2"> </text:span></text:span><text:span text:style-name="Source_20_Text"><text:span text:style-name="T3">cevf.entity_id</text:span></text:span></text:p>
      <text:p text:style-name="P1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attribute eaf</text:span></text:span></text:p>
      <text:p text:style-name="P1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af.attribute_id =</text:span></text:span><text:span text:style-name="Source_20_Text"><text:span text:style-name="T2"> </text:span></text:span><text:span text:style-name="Source_20_Text"><text:span text:style-name="T3">cevf.attribute_id</text:span></text:span></text:p>
      <text:p text:style-name="P1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customer_entity_varchar cevl</text:span></text:span></text:p>
      <text:p text:style-name="P1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ce.entity_id =</text:span></text:span><text:span text:style-name="Source_20_Text"><text:span text:style-name="T2"> </text:span></text:span><text:span text:style-name="Source_20_Text"><text:span text:style-name="T3">cevl.entity_id</text:span></text:span></text:p>
      <text:p text:style-name="P1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attribute eal</text:span></text:span></text:p>
      <text:p text:style-name="P1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al.attribute_id =</text:span></text:span><text:span text:style-name="Source_20_Text"><text:span text:style-name="T2"> </text:span></text:span><text:span text:style-name="Source_20_Text"><text:span text:style-name="T3">cevl.attribute_id</text:span></text:span></text:p>
      <text:p text:style-name="P15"><text:span text:style-name="Source_20_Text"><text:span text:style-name="T1">inner</text:span></text:span><text:span text:style-name="Source_20_Text"><text:span text:style-name="T2"> </text:span></text:span><text:span text:style-name="Source_20_Text"><text:span text:style-name="T1">join</text:span></text:span><text:span text:style-name="Source_20_Text"><text:span text:style-name="T2"> </text:span></text:span><text:span text:style-name="Source_20_Text"><text:span text:style-name="T3">eav_entity_type eet</text:span></text:span></text:p>
      <text:p text:style-name="P15"><text:span text:style-name="Source_20_Text"><text:span text:style-name="T4"><text:s text:c="4"/></text:span></text:span><text:span text:style-name="Source_20_Text"><text:span text:style-name="T1">on</text:span></text:span><text:span text:style-name="Source_20_Text"><text:span text:style-name="T2"> </text:span></text:span><text:span text:style-name="Source_20_Text"><text:span text:style-name="T3">eet.entity_type_id =</text:span></text:span><text:span text:style-name="Source_20_Text"><text:span text:style-name="T2"> </text:span></text:span><text:span text:style-name="Source_20_Text"><text:span text:style-name="T3">eal.entity_type_id =</text:span></text:span><text:span text:style-name="Source_20_Text"><text:span text:style-name="T2"> </text:span></text:span><text:span text:style-name="Source_20_Text"><text:span text:style-name="T3">eaf.entity_type_id</text:span></text:span></text:p>
      <text:p text:style-name="P15"><text:span text:style-name="Source_20_Text"><text:span text:style-name="T1">where</text:span></text:span></text:p>
      <text:p text:style-name="P15"><text:span text:style-name="Source_20_Text"><text:span text:style-name="T4"><text:s text:c="4"/></text:span></text:span><text:span text:style-name="Source_20_Text"><text:span text:style-name="T3">eet.entity_type_code =</text:span></text:span><text:span text:style-name="Source_20_Text"><text:span text:style-name="T2"> </text:span></text:span><text:span text:style-name="Source_20_Text"><text:span text:style-name="T5">'customer'</text:span></text:span></text:p>
      <text:p text:style-name="P15"><text:span text:style-name="Source_20_Text"><text:span text:style-name="T4"><text:s text:c="4"/></text:span></text:span><text:span text:style-name="Source_20_Text"><text:span text:style-name="T1">and</text:span></text:span><text:span text:style-name="Source_20_Text"><text:span text:style-name="T2"> </text:span></text:span><text:span text:style-name="Source_20_Text"><text:span text:style-name="T3">eaf.attribute_code =</text:span></text:span><text:span text:style-name="Source_20_Text"><text:span text:style-name="T2"> </text:span></text:span><text:span text:style-name="Source_20_Text"><text:span text:style-name="T5">'firstname'</text:span></text:span></text:p>
      <text:p text:style-name="P15"><text:span text:style-name="Source_20_Text"><text:span text:style-name="T4"><text:s text:c="4"/></text:span></text:span><text:span text:style-name="Source_20_Text"><text:span text:style-name="T1">and</text:span></text:span><text:span text:style-name="Source_20_Text"><text:span text:style-name="T2"> </text:span></text:span><text:span text:style-name="Source_20_Text"><text:span text:style-name="T3">eal.attribute_code =</text:span></text:span><text:span text:style-name="Source_20_Text"><text:span text:style-name="T2"> </text:span></text:span><text:span text:style-name="Source_20_Text"><text:span text:style-name="T5">'lastname'</text:span></text:span></text:p>
      <text:p text:style-name="P15"><text:span text:style-name="Source_20_Text"><text:span text:style-name="T1">order</text:span></text:span><text:span text:style-name="Source_20_Text"><text:span text:style-name="T2"> </text:span></text:span><text:span text:style-name="Source_20_Text"><text:span text:style-name="T1">by</text:span></text:span><text:span text:style-name="Source_20_Text"><text:span text:style-name="T2"> </text:span></text:span><text:span text:style-name="Source_20_Text"><text:span text:style-name="T3">ce.entity_id</text:span></text:span></text:p>
      <text:p text:style-name="P11"/>
      <text:p text:style-name="P7">1. When/where the layout loaded and parse in Magento?</text:p>
      <text:p text:style-name="P7"/>
      <text:p text:style-name="P1">Khi tải 1 layout, Magento sẽ đọc cấu hình của tất cả các module có sẵn và kiểm tra các file layout naof sẽ được tải.Nếu các file layout không có nó sẽ tìm đến layout <text:s/>base/default.</text:p>
      <text:p text:style-name="P1">Các file layout sẽ nằm trong file xml.</text:p>
      <text:p text:style-name="P1"/>
      <text:p text:style-name="P7">2. How do Magento locate the controller/action to be excuted?</text:p>
      <text:p text:style-name="P7"/>
      <text:p text:style-name="P5"><text:span text:style-name="T17">Controller là 1 class nằm trong thư mục module Controller, chịu trách nhiệm về url cụ thể hoặc nhóm 1 nhóm url.Đối với mỗi action , chúng ta </text:span><text:span text:style-name="T18">có 1 class Controller, trong class sẽ có phương thức excute(), method excute() được gọi khi route phù hợp với action của class controller.</text:span></text:p>
      <text:p text:style-name="P18"/>
      <text:p text:style-name="P5"><text:span text:style-name="T18">Url: <text:s/></text:span><text:span text:style-name="T16">www.my-website.net/frontName/action path/action class/</text:span></text:p>
      <text:p text:style-name="P20"/>
      <text:p text:style-name="P2">trong đó:</text:p>
      <text:p text:style-name="P2">frontName: được viết trong route.xml và có giá trị duy nhất sẽ được kết hợp bởi route</text:p>
      <text:p text:style-name="P2">action <text:span text:style-name="T21">path: Tên thư mục bên trong controller </text:span></text:p>
      <text:p text:style-name="P2">action <text:span text:style-name="T21">controller:là action khi gọi class controller.</text:span></text:p>
      <text:p text:style-name="P3">Phương thức excute() được gọi khi ta thực hiện hành động trong class controller, nó được kế thừa từ \Magento\Framework\App\Action\Action.Nó được gọi bởi phương thức \Magento\Framework\App\Action\Action::dispatch(). <text:span text:style-name="T22">Phương thức này sẽ dduuowcj gọi đầu tiên bởi Front Controller.</text:span></text:p>
      <text:p text:style-name="P3"/>
      <text:p text:style-name="P4">Tài liệu: <text:a xlink:type="simple" xlink:href="https://inchoo.net/magento-2/magento-2-controllers/" text:style-name="Internet_20_link" text:visited-style-name="Visited_20_Internet_20_Link">https://inchoo.net/magento-2/magento-2-controllers/</text:a></text:p>
      <text:p text:style-name="P4"/>
      <text:p text:style-name="P7"><text:soft-page-break/>3. How do Magento process from friendly URL to controller/action ? Where is the code implementation? </text:p>
      <text:p text:style-name="P7">4. What does each table in Magento do? How does Magento store product, customers in databse ?</text:p>
      <text:p text:style-name="P7"/>
      <text:p text:style-name="P4">Cơ sở dữ liệu trong Magento 2 được thiết kế theo mô hình EAV database(Entity-Attribute-<text:span text:style-name="T23">Value</text:span>).</text:p>
      <text:p text:style-name="P6"><text:span text:style-name="T19">Entity: Đối </text:span><text:span text:style-name="T20">tượng đại diện cho các mục dữ liệu Magento như sản phẩm, danh mục khách hàng, đơn đặt hàng.</text:span><text:span text:style-name="T24">Mỗi thực thể (sản phẩm, danh mục, vv) sẽ có bản ghi thực thể riêng của nó trong cơ sở dữ liệu.</text:span></text:p>
      <text:p text:style-name="P21">Attribute: Các thuộc tính thể hiện các mục dữ liệu thuộc về một thực thể. Ví dụ: thực thể sản phẩm có các thuộc tính như tên, giá, trạng thái và nhiều tính năng khác.</text:p>
      <text:p text:style-name="P13"><text:span text:style-name="T7">Value: </text:span><text:span text:style-name="T6">Giá trị là đơn giản nhất để hiểu vì nó chỉ đơn giản là một giá trị được liên kết với một thuộc tính.</text:span></text:p>
      <text:p text:style-name="P22">Thay vì lưu trữ tất cả thông tin sản phẩm trong một bảng, Magento chia thông tin này thành các bảng phụ.  bằng cách sử dụng bảng này có thể xây dựng một bản ghi sản phẩm đầy đủ từ các bảng thuộc tính và giá trị.</text:p>
      <text:p text:style-name="P22"/>
      <text:p text:style-name="P23">Magento 2 lưu trữ product, Customer :</text:p>
      <text:p text:style-name="P23">Customer:</text:p>
      <text:p text:style-name="P17"><text:span text:style-name="T10">bảng customer_entity là bảng lưu trữ. Bảng Customer_entity là nơi lưu trữ thông tin chính về khách hàng</text:span><text:span text:style-name="T9">.</text:span><text:span text:style-name="T8">Các bảng phụ :ustomer_entity_datetime, customer_entity_decimal, customer_entity_int, customer_entity_text, customer_entity_varchar chứa giá trị của các thuộc tính được phân loại theo loại dữ liệu tương ứng.</text:span></text:p>
      <text:p text:style-name="P24">Catelog: bao gồm danh mục và sản phẩm.</text:p>
      <text:p text:style-name="P24">Cách lưu trữ bảng danh mục tương tự như bảng của khách hàng, bảng chính là catalog_category_entity, các bảng phụ là các bảng có tiền tố như catalog_category. Cần lưu ý từ bảng này rằng parent_id là lưu trữ thông tin về mối quan hệ giữa các loại (loại chính).</text:p>
      <text:p text:style-name="P16">Bảng catalog_category_product là để hiển thị mối quan hệ giữa sản phẩm và danh mục, sản phẩm nào thuộc loại nào.</text:p>
      <text:p text:style-name="P16">Bảng có tiền tố catalog_product_entity giá trị lưu trữ của thuộc tính sản phẩm.</text:p>
      <text:p text:style-name="P24">Bảng catalog_product_link thể hiện mối quan hệ giữa các sản phẩm, trong đó các loại mối quan hệ được lưu trữ trong catalog_product_link_type, các giá trị của các thuộc tính mối quan hệ được lưu trữ trong bảng khác với tiền tố tương ứng.</text:p>
      <text:p text:style-name="P16">Bảng catalog_product_option chứa thông tin về các tùy chọn mà sản phẩm có thể có. Bảng này được liên kết với catalog_product_bundle_option</text:p>
      <text:p text:style-name="P16">Bảng catalog_product_website hiển thị mối quan hệ giữa sản phẩm và trang web, sản phẩm trong Magento được tạo bởi các trang web riêng biệt.</text:p>
      <text:p text:style-name="P16">Bảng catalog_product_index….</text:p>
      <text:p text:style-name="P24"/>
      <text:p text:style-name="P24"/>
      <text:p text:style-name="P24"><text:soft-page-break/></text:p>
      <text:p text:style-name="P7">5. Purpose of each indexer?</text:p>
      <text:p text:style-name="P7"/>
      <text:p text:style-name="P7">6. Purpose of flat tables ?</text:p>
      <text:p text:style-name="P7"/>
      <text:p text:style-name="P7"/>
      <text:p text:style-name="P7">7. Observer or plug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Lato" svg:font-family="Lato, sans-serif"/>
    <style:font-face style:name="Open Sans" svg:font-family="'Open Sans'"/>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16:54:07.199418688</meta:creation-date>
    <dc:date>2018-07-03T09:51:48.097223499</dc:date>
    <meta:editing-duration>PT6H21M7S</meta:editing-duration>
    <meta:editing-cycles>6</meta:editing-cycles>
    <meta:generator>LibreOffice/5.1.6.2$Linux_X86_64 LibreOffice_project/10m0$Build-2</meta:generator>
    <meta:document-statistic meta:table-count="0" meta:image-count="0" meta:object-count="0" meta:page-count="3" meta:paragraph-count="53" meta:word-count="725" meta:character-count="4360" meta:non-whitespace-character-count="3649"/>
  </office:meta>
</office:document-meta>
</file>